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 mortem of my 2D Helicopter Rescue Game development</text:p>
      <text:p text:style-name="P1"/>
      <text:p text:style-name="Standard"><text:span text:style-name="T1">• What went right during development ?</text:span></text:p>
      <text:p text:style-name="P1">Initially I have come up with a few mini-games ideas that will suit the task requirements. <text:s/>Given there is limited time constraint, the game needs to be simple yet being able to demonstrate different behaviours.</text:p>
      <text:p text:style-name="P1"/>
      <text:p text:style-name="P1">As one of my favourite game during childhood is the Apple II Chop-lifter (<text:a xlink:type="simple" xlink:href="https://www.youtube.com/watch?v=cvDnUHW_pjg" text:style-name="Internet_20_link" text:visited-style-name="Visited_20_Internet_20_Link">Apple II Choplifter gameplay at Youtube</text:a>), I decided to rekindle my childhood passion in making this helicopter rescue game even though it is just a playable prototype that can exhibit simple behaviours for anyone to enjoy.</text:p>
      <text:p text:style-name="P1"/>
      <text:p text:style-name="P1">After conducting some internet research related to Unity 2D development, I was able to collect some useful 2D art assets &amp; reference scripts. One of the most useful ones was a copter flying script that is simple yet configurable. <text:s/>One of the key challenges is to design appropriate game states for the rescue operation because each game object has different individual behaviours at different game states. <text:s/>For example: the helicopter will be in rescue operation or returning to base, survivor at house or being rescued returning to base etc. At the end, I have successfully accomplished this playable game that the player can fly a helicopter to search &amp; rescue survivor then bringing him/her back safely to the hospital at base.</text:p>
      <text:p text:style-name="P1"/>
      <text:p text:style-name="P1">• What went wrong during development?</text:p>
      <text:p text:style-name="P1">As I found myself being overly ambitious particularly when making games I really enjoy, I have initially planned to develop the firefighting feature that I have researched how to make the 2D rope in Unity so the helicopter can use the rope with a hanging bucket to collect water from reservoir &amp; drop water-bomb to put out fire on the house. <text:s/>And I have spent more time in tweaking the flying mechanics &amp; 2D art assets for better visuals &amp; flying experience rather than refining the code.</text:p>
      <text:p text:style-name="P1"/>
      <text:p text:style-name="P1">• What would you change if you could do it again?</text:p>
      <text:p text:style-name="P1">Given a tight deadline, I would design a less ambitious scope that I am more comfortable to finish, focusing more on modular coding design that would be easier to debug, more readable &amp; reusab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1T15:09:52.37</meta:creation-date>
    <meta:document-statistic meta:table-count="0" meta:image-count="0" meta:object-count="0" meta:page-count="1" meta:paragraph-count="9" meta:word-count="359" meta:character-count="2099"/>
    <dc:date>2022-07-11T15:31:17.63</dc:date>
    <meta:editing-duration>PT6M15S</meta:editing-duration>
    <meta:editing-cycles>1</meta:editing-cycles>
    <meta:generator>OpenOffice/4.1.10$Win32 OpenOffice.org_project/4110m2$Build-9807</meta:generator>
  </office:meta>
</office:document-meta>
</file>